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Quotations">
      <style:text-properties style:font-name="Arial"/>
    </style:style>
    <style:style style:name="P3" style:family="paragraph" style:parent-style-name="Footnote">
      <style:text-properties style:font-name="Arial"/>
    </style:style>
    <style:style style:name="P4" style:family="paragraph" style:parent-style-name="Standard">
      <style:text-properties style:font-name="Arial"/>
    </style:style>
    <style:style style:name="T1" style:family="text">
      <style:text-properties style:font-name="Arial"/>
    </style:style>
    <style:style style:name="T2" style:family="text">
      <style:text-properties officeooo:rsid="00149230"/>
    </style:style>
    <style:style style:name="T3" style:family="text">
      <style:text-properties officeooo:rsid="001558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VIII</text:span></text:span></text:p>
      <text:p text:style-name="Text_20_body"><text:span text:style-name="Strong_20_Emphasis"><text:span text:style-name="T1">Arthur Schopenhauer</text:span></text:span><text:span text:style-name="T1"><text:line-break/></text:span><text:span text:style-name="Emphasis"><text:span text:style-name="T1">Parerga i Paralipomena: Krótkie Eseje Filozoficzne</text:span></text:span><text:span text:style-name="T1"><text:line-break/>(1851)</text:span></text:p>
      <text:p text:style-name="Text_20_body"><text:span text:style-name="Strong_20_Emphasis"><text:span text:style-name="T1">Rozdział XXII</text:span></text:span><text:span text:style-name="T1"><text:line-break/></text:span><text:span text:style-name="Strong_20_Emphasis"><text:span text:style-name="T1">O samodzielnym myśleniu</text:span></text:span></text:p>
      <text:h text:style-name="Heading_20_2" text:outline-level="2"><text:span text:style-name="Strong_20_Emphasis">§ 257</text:span></text:h>
      <text:p text:style-name="P1">Tak jak największa biblioteka, źle uporządkowana, jest mniej użyteczna niż bardzo umiarkowana, lecz starannie zorganizowana, tak i największa ilość wiedzy, jeśli nie zostanie opracowana przez nasze własne myśli, jest warta znacznie mniej niż o wiele mniejszy zbiór, nad którym obficie i wielokrotnie się rozmyślano. Bowiem tylko poprzez powszechne łączenie tego, co wiemy, poprzez porównywanie każdej prawdy z każdą inną, w pełni przyswajamy własną wiedzę i zdobywamy ją dla siebie. Możemy rozważać tylko to, co znamy, dlatego powinniśmy się czegoś nauczyć; ale znamy jedynie to, co sami przemyśleliśmy.</text:p>
      <text:p text:style-name="P1">Prawdą jest, że możemy dowolnie poświęcać się czytaniu i uczeniu, lecz nie tak naprawdę myśleniu. Podobnie jak ogień zapala się i utrzymuje dzięki przepływowi powietrza, tak myślenie musi być napędzane pewnym zainteresowaniem tematem, które może być czysto obiektywne lub jedynie subiektywne. To drugie występuje wyłącznie w związku z naszymi sprawami osobistymi; to pierwsze natomiast należy tylko do umysłów, które z natury myślą, dla których myślenie jest tak naturalne jak oddychanie – a takich jest bardzo niewiele. Dlatego u większości uczonych występuje go tak mało.</text:p>
      <text:h text:style-name="Heading_20_2" text:outline-level="2"><text:span text:style-name="Strong_20_Emphasis">§ 258</text:span></text:h>
      <text:p text:style-name="P1">Różnica między efektem wywołanym w umyśle przez samodzielne myślenie a tym, co daje czytanie, jest niewiarygodnie wielka; i w ten sposób stale zwiększa się pierwotna rozbieżność między umysłami, co sprawia, że skłaniamy się ku jednemu lub drugiemu. Czytanie narzuca umysłowi idee, które są tak obce i niejednorodne względem jego aktualnej tendencji i nastroju, jak pieczęć do wosku, na którym odbija swój znak. W konsekwencji umysł zostaje całkowicie zmuszony z zewnątrz do myślenia najpierw o jednym, a potem o drugim, do czego nie ma żadnej naturalnej skłonności. Gdy natomiast człowiek myśli samodzielnie, jego umysł podąża za własnym naturalnym impulsem, który w danej chwili został określony albo przez otoczenie, albo przez jakieś wspomnienie. Otoczenie intuicyjnego postrzegania nie narzuca umysłowi jednej określonej idei, jak to czyni czytanie, lecz jedynie dostarcza materiał i okazji do myślenia zgodnie z jego naturą i aktualnym nastawieniem. Dlatego umysł traci całą swoją elastyczność przez nadmierne czytanie, niczym sprężyna, na którą nieustannie przykłada się ciężar; a najpewniejszym sposobem, aby nie mieć własnych myśli, jest natychmiastowe sięgnięcie po książkę, gdy tylko mamy chwilę wolnego czasu. Ta praktyka jest powodem, dla którego erudycja czyni większość ludzi bardziej głupimi i prostymi, niż są z natury, oraz pozbawia ich karier literackich wszelkiego sukcesu.* Jak mówi Pope, pozostają:</text:p>
      <text:p text:style-name="Quotations"><text:soft-page-break/><text:span text:style-name="T1">Na wieki czytają, ale nigdy nie są czytani.<text:line-break/>      </text:span><text:span text:style-name="Emphasis"><text:span text:style-name="T1">The Dunciad</text:span></text:span><text:span text:style-name="T1">, wersy 193–194.</text:span></text:p>
      <text:p text:style-name="P1">Uczonymi są ci, którzy czerpią wiedzę z książek, lecz myślicielami, ludźmi genialnymi, oświecającymi świat i reformatorami ludzkości są ci, którzy czytali bezpośrednio z księgi świata.</text:p>
      <text:p text:style-name="P1">[* Tysiące osób pisze, lecz myślących jest tak niewiele.]</text:p>
      <text:h text:style-name="Heading_20_2" text:outline-level="2" text:is-list-header="true"><text:span text:style-name="Strong_20_Emphasis">§ 259</text:span></text:h>
      <text:p text:style-name="P1">W istocie tylko nasze własne, podstawowe idee mają prawdę i życie; bowiem to one same naprawdę i dogłębnie pojmujemy. Idee kogoś innego, które przeczytaliśmy, są jak okruchy i resztki posiłku obcej osoby, porzucone ubrania nieznajomego.</text:p>
      <text:p text:style-name="P1">Idea innego, którą przeczytaliśmy, łączy się z naszą własną niczym odcisk rośliny z prymitywnego świata w kamieniu, porównywalny do rozkwitającej rośliny wiosną.</text:p>
      <text:h text:style-name="Heading_20_2" text:outline-level="2" text:is-list-header="true"><text:span text:style-name="Strong_20_Emphasis">§ 260</text:span></text:h>
      <text:p text:style-name="P1">Czytanie jest jedynie prowizorycznym substytutem oryginalnego myślenia. Gdy czytamy, pozwalamy innym kierować naszymi myślami za pomocą prowadzących nici. Co więcej, wiele książek służy jedynie do ukazania, ile jest błędnych ścieżek i jak poważnie moglibyśmy zbłądzić, gdybyśmy pozwolili się nimi prowadzić. Lecz ten, kto jest prowadzony przez geniusz – innymi słowy, myśli samodzielnie, myśli wolnie, według własnej woli i poprawnie – ma kompas wskazujący właściwą drogę. Powinniśmy więc czytać tylko wtedy, gdy źródło naszych własnych idei wysycha, co zdarza się nawet u najlepszych umysłów. Z drugiej strony, odstraszenie naszych własnych, oryginalnych i potężnych idei w celu sięgnięcia po książkę jest grzechem przeciwko Duchowi Świętemu. Wówczas przypominamy człowieka, który ucieka od wolnej natury, by podziwiać herbarium lub kontemplować piękny krajobraz na miedziorycie.</text:p>
      <text:p text:style-name="P1">Nawet jeśli od czasu do czasu uda nam się z łatwością znaleźć w książce prawdę lub pogląd, który bardzo mozolnie i powoli odkryliśmy poprzez własne myślenie, to jednak jest on stokrát cenniejszy, gdy osiągniemy go własnym, oryginalnym myśleniem. Dopiero wtedy staje się on integralną i żywą częścią naszego systemu idei; dopiero wtedy jest całkowicie i mocno z nią związany, zrozumiany we wszystkich podstawach i konsekwencjach, niesie barwę, ton i odcisk naszego sposobu myślenia, pojawia się dokładnie wtedy, gdy jest pilnie potrzebny, staje się trwały i nie może już zniknąć. Stąd wers Goethego znajduje tu swoje najdoskonalsze zastosowanie, a nawet wyjaśnienie:</text:p>
      <text:p text:style-name="P2">Co jest pożyczone z dziedzictwa twoich ojców,<text:line-break/>Zasłuż sobie to na nowo, by naprawdę je posiadać!<text:note text:id="ftn0" text:note-class="footnote"><text:note-citation>1</text:note-citation><text:note-body><text:p text:style-name="P3">Faust, część pierwsza, tłumaczenie Bayarda Taylora.</text:p></text:note-body></text:note></text:p>
      <text:p text:style-name="P1">Tak więc człowiek, który myśli samodzielnie, dopiero później poznaje autorytety dla swoich poglądów, gdy te służą jedynie ich potwierdzeniu i umocnieniu. Filozof książkowy natomiast zaczyna od tych autorytetów, konstruując dla siebie cały system z opinii innych, które zebrał podczas czytania. Taki system przypomina automat zbudowany z cudzych <text:soft-page-break/>elementów, podczas gdy system oryginalnego myśliciela przypomina żywego człowieka. Bowiem powstał on właśnie dlatego, że zewnętrzny świat „zapłodnił” myślący umysł, który potem go ukształtował i dał mu życie.</text:p>
      <text:p text:style-name="P1">Prawda, która została jedynie przyswojona, przylega do nas jak sztuczna kończyna, fałszywy ząb, woskowy nos, a w najlepszym razie jak nos <text:span text:style-name="T2">po operacji</text:span> uformowany z cudzego ciała. Natomiast prawda zdobyta dzięki własnemu myśleniu jest jak naturalna kończyna – należy do nas naprawdę. Na tym opiera się różnica między myślicielem a zwykłym uczonym. <text:span text:style-name="T3">I</text:span>ntelektualn<text:span text:style-name="T3">a zdobycz</text:span> człowieka, który myśli samodzielnie, jest jak piękny obraz, który wyraźnie wyróżnia się poprawnym światłocieniem, utrwalonym tonem i doskonałą harmonią barw. Natomiast intelektualny nabytek zwykłego uczonego przypomina dużą paletę pełną jaskrawych kolorów, uporządkowaną może systematycznie, lecz pozbawioną harmonii, sekwencji i znaczenia.</text:p>
      <text:h text:style-name="Heading_20_2" text:outline-level="2" text:is-list-header="true"><text:span text:style-name="Strong_20_Emphasis">§ 261</text:span></text:h>
      <text:p text:style-name="P1">Czytanie jest równoważne myśleniu z głową kogoś innego zamiast własnej. A dla naszego własnego myślenia, z którego wyłania się spójna i zintegrowana całość, system – choć nie do końca doskonały – nic nie szkodzi bardziej niż nadmiar cudzych idei przez nieustanne czytanie. Każda z tych idei wyrosła bowiem z umysłu innego, należy do innego systemu, ma inny odcień; i nigdy sama z siebie nie wtopi się w całość myśli, wiedzy, wglądu i przekonań. Przeciwnie – wprowadza w umyśle lekkie babilońskie zamieszanie języków, a taki przeładowany umysł traci wszelką jasność i staje się praktycznie zdezorganizowany. Stan ten można zaobserwować u wielu uczonych, co skutkuje tym, że w kwestiach zdrowego rozsądku, właściwej oceny i praktycznego taktu bywają gorsi od wielu analfabetów. Ci drudzy zawsze podporządkowują i włączają do własnego myślenia odrobinę wiedzy, która przyszła do nich z zewnątrz – przez doświadczenie, rozmowy i trochę czytania. Dokładnie tego właśnie dokonuje także myśliciel naukowy, aczkolwiek w większym stopniu. Choć potrzebuje on wiele wiedzy i musi zatem dużo czytać, jego umysł jest wystarczająco silny, aby opanować to wszystko, przyswoić, włączyć do własnego systemu idei i podporządkować to organicznie spójnej całości jego ogromnego i nieustannie rosnącego wglądu. Tu jego własne myślenie, niczym powtarzanie w toku utworu struktury melodycznej w głosie najniższym, zawsze dominuje i nigdy nie zostaje przytłoczone przez dźwięki i tony cudzych myśli, jak ma to miejsce u umysłów zwykłych gawędziarzy i polihistów, gdzie fragmenty muzyki we wszystkich tonacjach mieszają się ze sobą, aż nie da się już wychwycić głównej nuty.</text:p>
      <text:h text:style-name="Heading_20_2" text:outline-level="2" text:is-list-header="true"><text:span text:style-name="Strong_20_Emphasis">§ 262</text:span></text:h>
      <text:p text:style-name="P1">Ci, którzy spędzili życie na czytaniu i czerpaniu mądrości z książek, przypominają ludzi, którzy zdobyli precyzyjne informacje o kraju z licznych opisów podróżniczych. Potrafią przekazać wiele informacji o faktach, ale w istocie nie mają spójnej, jasnej i dogłębnej wiedzy o naturze tego kraju. Natomiast ci, którzy spędzili życie na myśleniu, są jak ludzie, którzy sami odwiedzili ten kraj. Tylko oni naprawdę wiedzą, o czym mówią; posiadają spójną i jednolitą wiedzę o tamtych sprawach i czują się tam naprawdę jak u siebie.</text:p>
      <text:h text:style-name="Heading_20_2" text:outline-level="2" text:is-list-header="true"><text:soft-page-break/><text:span text:style-name="Strong_20_Emphasis">§ 263</text:span></text:h>
      <text:p text:style-name="P1">Zwykłego filozofa książkowego można porównać do historyka krytycznego wobec świadka naocznego – ten ostatni przemawia z własnego, bezpośredniego postrzegania rzeczy. W istocie więc wszyscy, którzy myślą samodzielnie, są zgodni, a ich różnice wynikają jedynie z odmiennego punktu widzenia; ale przy tym mówią wszyscy to samo, bowiem stwierdzają jedynie to, co obiektywnie dostrzegli. Ku mojemu miłemu zdumieniu, często później znajdowałem w starożytnych dziełach wielkich ludzi tezy, które z powodu swej paradoksalnej natury wahałem się przedstawić publicznie. Filozof książkowy natomiast przekazuje wypowiedzi jednego człowieka, opinię drugiego, zastrzeżenie trzeciego i tak dalej. Porównuje, starannie waży i krytykuje te wszystkie stanowiska, starając się dotrzeć do prawdy rzeczy; i pod tym względem jest dokładnie jak historyk krytyczny. Na przykład rozpocznie badania, czy Leibniz przez pewien czas był spinozistą, i podobne tematy. Bardzo wyraźne przykłady tego, co tu powiedziano, dostarczają – dla ciekawych – m.in. „Analytische Beleuchtung der Moral und des Naturrechts” Herbarta oraz jego „Briefe über die Freiheit”. Możemy podziwiać ogrom trudu, jaki taki człowiek wkłada, bowiem wydaje się, że gdyby tylko skupił się na samej sprawie, osiągnąłby cel przez odrobinę samodzielnego myślenia. Jednak jest tu mała trudność, ponieważ taka rzecz nie zależy od naszej woli; możemy w każdej chwili usiąść i czytać, ale nie zawsze myśleć równie dobrze. Tak samo jest z ideami, jak z ludźmi – nie zawsze możemy je przywołać na zawołanie, lecz musimy czekać, aż same się pojawią. Myślenie o danym temacie musi zachodzić automatycznie poprzez szczęśliwą i harmonijną zbieżność zewnętrznej okazji z wewnętrznym nastrojem i zainteresowaniem; i właśnie tego nigdy nie doświadczą ci ludzie. Obrazowo ukazuje to nawet fakt, że jeśli musimy podjąć decyzję w sprawach osobistych, nie możemy usiąść do rozważań w dowolnie wybranym momencie, rozważać argumentów, a następnie zdecydować. W tej właśnie chwili nasze rozważania bywają niestałe, błądzą ku innym sprawom; a często nasza niechęć do tematu też jest tego przyczyną. Dlatego nie powinniśmy narzucać sobie tego, lecz czekać, aż nastrój do myślenia pojawi się samoczynnie. Zdarza się to niespodziewanie i wielokrotnie, a każdy nowy nastrój rzuca nowe światło na daną sprawę. To właśnie rozumiemy przez „dojrzałość decyzji”. Zadanie musi być rozłożone w czasie, a w ten sposób wiele tego, co wcześniej umknęło, ujrzy światło dzienne; a nawet niechęć zanika, ponieważ rzeczy wydają się bardziej znośne, gdy są jasno widoczne. Podobnie w teorii – należy odczekać właściwy moment, bo nawet człowiek z najwyższym umysłem nie potrafi przez cały czas myśleć samodzielnie. Dlatego dobrze jest wykorzystać resztę czasu na czytanie; ale, jak już wspomniałem, czytanie jest substytutem oryginalnego myślenia i dostarcza umysłowi materiał, ponieważ ktoś inny myśli za nas – choć zawsze w sposób nie będący naszym własnym. Z tego powodu nie powinniśmy czytać zbyt dużo, aby umysł nie przyzwyczaił się do tego substytutu i nie przestał rozumieć istoty rzeczy, przez co podążałby utartymi ścieżkami i oddalał się od własnego toku myślenia, naśladując cudzy. Najmniej powinniśmy robić to, dla samego czytania, rezygnując całkowicie z obcowania z prawdziwym światem. Bo to właśnie tam okazje i nastrój do oryginalnego myślenia pojawiają się nieporównywalnie częściej niż podczas czytania. To, co jest intuicyjnie postrzegalne i realne, jest w swej pierwotnej naturze i sile naturalnym obiektem myślącego umysłu i najłatwiej potrafi go głęboko pobudzić.</text:p>
      <text:p text:style-name="P1"><text:soft-page-break/>Z powyższych obserwacji nie dziwi nas, że człowieka zdolnego myśleć samodzielnie oraz filozofa książkowego można łatwo rozpoznać już po sposobie wypowiedzi – pierwszy charakteryzuje się powagą, bezpośredniością i oryginalnością, a wszystkie jego idee i wyrażenia płyną bezpośrednio z jego własnego postrzegania rzeczy; drugi natomiast – przez to, że wszystko u niego jest wtórne, składa się z tradycyjnych pojęć, drobiazgów, a całość jest płaska i mdła, niczym odbitek odbitka. Jego styl, złożony z konwencjonalnych, a nawet banalnych fraz i współczesnych nowinek, przypomina małe państwo, którego obieg stanowią wyłącznie obce monety, bo nie wybija własnych.</text:p>
      <text:h text:style-name="Heading_20_2" text:outline-level="2" text:is-list-header="true"><text:span text:style-name="Strong_20_Emphasis">§ 264</text:span></text:h>
      <text:p text:style-name="P1">Same doświadczenie nie zastąpi myślenia, tak samo jak czytanie nie zastąpi trawienia. Czysty empiryzm jest dla myślenia tym, czym jedzenie dla trawienia i asymilacji. Gdy empiryzm chełubi się, że jedynie on dzięki swoim odkryciom posunął ludzką wiedzę naprzód, to tak, jakby usta chwaliły się, że istnienie ciała jest wyłącznie ich dziełem.</text:p>
      <text:h text:style-name="Heading_20_2" text:outline-level="2" text:is-list-header="true"><text:span text:style-name="Strong_20_Emphasis">§ 265</text:span></text:h>
      <text:p text:style-name="P1">Dzieła wszystkich naprawdę zdolnych umysłów różnią się od pozostałych zdecydowaniem i określonością, wraz z wynikającą z tego wyrazistością i jasnością – bowiem zawsze wyraźnie wiedzieli, co chcą wyrazić, czy to w prozie, w wierszu, czy w tonach. Reszta pozbawiona jest tej stanowczości i jasności – i właśnie dzięki temu można ich od razu rozpoznać.</text:p>
      <text:p text:style-name="P1">Charakterystyczną cechą najwybitniejszych umysłów jest bezpośredniość ich osądów i opinii. Wszystko, co wyrażają i twierdzą, jest wynikiem ich własnego, oryginalnego myślenia i wszędzie samookreśla się poprzez swój sposób wypowiedzi. W związku z tym, niczym księża, mają imperialną bezpośredniość w sferze umysłu, a reszta jest zawsze pośrednia, co widać już po stylu, pozbawionym jakiegokolwiek śladu oryginalności.</text:p>
      <text:p text:style-name="P1">Dlatego każdy prawdziwy i oryginalny myśliciel jest do pewnego stopnia jak monarcha; jest bezpośredni i nie dostrzega nikogo, kto byłby nad nim. Niczym dekrety monarchy, jego osądy wypływają z jego własnej, najwyższej mocy i pochodzą bezpośrednio z niego. Bowiem nie przyjmuje on autorytetów tak, jak monarcha przyjmuje rozkazy; przeciwnie – przyjmuje tylko to, co sam potwierdził. Z drugiej strony umysły zwykłego tłumu, które ulegają wszelkim panującym opiniom, autorytetom i uprzedzeniom, są jak zbiorowość, która milcząco podporządkowuje się prawom i rozkazom.</text:p>
      <text:h text:style-name="Heading_20_2" text:outline-level="2" text:is-list-header="true"><text:span text:style-name="Strong_20_Emphasis">§ 266</text:span></text:h>
      <text:p text:style-name="Text_20_body"><text:span text:style-name="T1">Ci, którzy tak chętnie i pochopnie próbują rozstrzygać sporne zagadnienia, cytując autorytety, naprawdę cieszą się, gdy mogą przywołać intelekt i wgląd kogoś innego zamiast własnego, którego im brakuje. Ich liczba jest ogromna; jak mówi Seneka:<text:line-break/></text:span><text:span text:style-name="Emphasis"><text:span text:style-name="T1">unus quisque mavult credere, quam judicare.</text:span></text:span><text:span text:style-name="Emphasis"><text:span text:style-name="T1"><text:note text:id="ftn1" text:note-class="footnote"><text:note-citation>2</text:note-citation><text:note-body><text:p text:style-name="P3">„Każdy woli wierzyć, niż wydać własny osąd.” (De vita beata, I, 4.)</text:p></text:note-body></text:note></text:span></text:span><text:span text:style-name="T1"><text:line-break/>I tak w swoich sporach autorytety są narzędziem, którym się posługują, aby atakować przeciwników; a kto w to się angażuje, nie powinien próbować się przed nimi bronić argumentami. Przeciw takim „broniom” działają oni jak zatwardziali wojownicy, pogrążeni </text:span><text:soft-page-break/><text:span text:style-name="T1">w niezdolności do samodzielnego myślenia i oceniania. Dlatego podnoszą przed przeciwnikiem swoje autorytety jako </text:span><text:span text:style-name="Emphasis"><text:span text:style-name="T1">argumentum ad verecundiam</text:span></text:span><text:span text:style-name="Emphasis"><text:span text:style-name="T1"><text:note text:id="ftn2" text:note-class="footnote"><text:note-citation>3</text:note-citation><text:note-body><text:p text:style-name="P3">Argument, który opiera się na ludzkim szacunku dla wielkich ludzi, dawnych zwyczajów oraz ogólnego autorytetu, aby wzmocnić swój punkt widzenia.</text:p></text:note-body></text:note></text:span></text:span><text:span text:style-name="T1"> i wołają „zwycięstwo!”.</text:span></text:p>
      <text:h text:style-name="Heading_20_2" text:outline-level="2" text:is-list-header="true"><text:span text:style-name="Strong_20_Emphasis">§ 267</text:span></text:h>
      <text:p text:style-name="P1">W sferze rzeczywistości – choć pięknej, szczęśliwej i przyjemnej – poruszamy się zawsze pod wpływem ciężaru, który musimy nieustannie pokonywać; natomiast w sferze idei jesteśmy bezcielesnymi duchami, pozbawionymi ciężaru i nacisku. Dlatego żadne szczęście na ziemi nie może się równać z tym, jakie wyśmienity i płodny umysł odnajduje w sobie podczas szczęśliwych chwil.</text:p>
      <text:h text:style-name="Heading_20_2" text:outline-level="2" text:is-list-header="true"><text:span text:style-name="Strong_20_Emphasis">§ 268</text:span></text:h>
      <text:p text:style-name="P1">Obecność idei jest jak obecność ukochanej osoby. Wyobrażamy sobie, że nigdy jej nie zapomnimy i że ukochana nigdy nie stanie się dla nas obojętna; ale, jak to mówią, co jest daleko, to zapada w niepamięć! Najwspanialsza myśl grozi zapomnieniem na zawsze, jeśli nie zostanie zapisana, a ukochana – odebrana nam, chyba że zostanie „zamężona” (utrwalona na piśmie).</text:p>
      <text:h text:style-name="Heading_20_2" text:outline-level="2" text:is-list-header="true"><text:span text:style-name="Strong_20_Emphasis">§ 269</text:span></text:h>
      <text:p text:style-name="P1">Istnieje mnóstwo idei, które mają wartość dla tego, kto je myśli; lecz tylko nieliczne z nich mają moc oddziaływania – zdolność do wywołania efektu poprzez reperkusję lub refleksję, czyli do zainteresowania czytelnika po ich zapisaniu.</text:p>
      <text:h text:style-name="Heading_20_2" text:outline-level="2" text:is-list-header="true"><text:span text:style-name="Strong_20_Emphasis">§ 270</text:span></text:h>
      <text:p text:style-name="P1">Lecz tutaj prawdziwa wartość należy tylko do tego, co najpierw sami przemyśleliśmy. Możemy więc podzielić myślicieli na tych, którzy przede wszystkim myślą dla siebie, oraz tych, którzy myślą jednocześnie dla innych. Pierwsi to prawdziwi samodzielni myśliciele w podwójnym znaczeniu tego słowa; to prawdziwi filozofowie. Bo tylko oni traktują sprawę poważnie, a przyjemność i szczęście ich istnienia polega na samym myśleniu. Drudzy to sofisty – pragną błyszczeć i szukają swego szczęścia, mając nadzieję, że osiągną coś od innych; tu właśnie pokazują, na czym im zależy. Z całego stylu i metody łatwo dostrzec, do której z tych dwóch grup należy dany człowiek. Lichtenberg jest przykładem pierwszych, a Herder – drugich.</text:p>
      <text:h text:style-name="Heading_20_2" text:outline-level="2" text:is-list-header="true"><text:span text:style-name="Strong_20_Emphasis">§ 271</text:span></text:h>
      <text:p text:style-name="P1">Problem istnienia jest bardzo wielki i bardzo bliski nam – to istnienie, które jest wątpliwe, kwestionowane, dręczone, ulotne i niemal senne. Jest tak ogromne i tak bliskie, że w momencie, gdy się go uświadomimy, zacienia i ukrywa wszystkie inne problemy i cele. W tym kontekście widzimy, że prawie wszyscy ludzie – z niewielkimi, rzadkimi wyjątkami – nie są świadomi tego problemu; zdaje się bowiem, że go w ogóle nie pojmują, a dużo bardziej martwią się o wszystko inne. Żyją chwilą i myślą tylko o nieco dłuższym okresie swojej osobistej przyszłości, ponieważ albo wyraźnie odmawiają rozważenia problemu, <text:soft-page-break/>albo też w tej kwestii zadowalają się kompromisem wynikającym z jakiegoś systemu popularnej metafizyki. Jeśli dokładnie to rozważymy, możemy dojść do wniosku, że człowieka można nazwać istotą myślącą dopiero w znacznie szerszym sensie; wtedy nie zdziwimy się żadnym przejawem myślowej płytkości czy prostoty. Przeciwnie, uświadomimy sobie, że horyzont intelektualny przeciętnego człowieka – choć przekracza horyzont zwierzęcia, które nie zna ani przyszłości, ani przeszłości i żyje tylko w teraźniejszości – nie jest tak niewyobrażalnie odległy od zwierzęcego, jak się powszechnie uważa.</text:p>
      <text:p text:style-name="P1">Zgodnie z tym nawet w rozmowie okazuje się, że myśli większości ludzi są tak skrócone, jakby były przycięte na krótkie słomki, z których nie da się wypleść dłuższej nici.</text:p>
      <text:p text:style-name="P1">Gdyby świat był zaludniony przez naprawdę myślące istoty, nie byłoby możliwe, aby wszelkiego rodzaju hałas, nawet ten najstraszniejszy i najbardziej bezcelowy, miał tak nieograniczony zakres. Ale gdyby natura stworzyła człowieka do myślenia, nie dałaby mu uszu, albo przynajmniej nie wyposażyła ich w szczelne klapki, jak u nietoperzy – a temu właśnie zazdroszczę. Jednak podobnie jak reszta, człowiek jest naprawdę ubogim stworzeniem, którego zdolności zostały obliczone jedynie na potrzeby utrzymania jego istnienia. Dlatego potrzebuje uszu, które są zawsze otwarte i, nawet bez pytania, zapowiadają zbliżenie się niebezpieczeństwa zarówno w nocy, jak i za dnia.</text:p>
      <text:p text:style-name="Text_20_body"><text:span text:style-name="Emphasis"><text:span text:style-name="T1">Zeskanowano z: Arthur Schopenhauer, Parerga i Paralipomena: Krótkie Eseje Filozoficzne, Tom Drugi, tłumaczenie z niemieckiego autorstwa E. F. J. Payne, Oxford: Clarendon Press, 1974.</text:span></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5T03:47:10.889747000</meta:creation-date>
    <dc:date>2025-03-15T04:10:04.247510000</dc:date>
    <meta:editing-duration>PT22M54S</meta:editing-duration>
    <meta:editing-cycles>8</meta:editing-cycles>
    <meta:generator>LibreOffice/25.2.1.2$MacOSX_AARCH64 LibreOffice_project/d3abf4aee5fd705e4a92bba33a32f40bc4e56f49</meta:generator>
    <meta:document-statistic meta:table-count="0" meta:image-count="0" meta:object-count="0" meta:page-count="7" meta:paragraph-count="51" meta:word-count="2789" meta:character-count="19359" meta:non-whitespace-character-count="16585"/>
  </office:meta>
</office:document-meta>
</file>